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3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le_l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ibtexkey</text:p>
          </table:table-cell>
          <table:table-cell office:value-type="string" calcext:value-type="string">
            <text:p>Identifier for respective reference entry (foreign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ame of the file (used as primary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MIME type, required by **JabRef**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Brief description of file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2:52:18.211216047</meta:creation-date>
    <dc:date>2021-11-01T12:52:46.201026880</dc:date>
    <meta:editing-duration>PT28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